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7ecb7" officeooo:paragraph-rsid="0017ecb7"/>
    </style:style>
    <style:style style:name="P2" style:family="paragraph" style:parent-style-name="Standard">
      <style:paragraph-properties fo:text-align="center" style:justify-single-word="false"/>
      <style:text-properties officeooo:rsid="0017ecb7" officeooo:paragraph-rsid="0017ecb7"/>
    </style:style>
    <style:style style:name="P3" style:family="paragraph" style:parent-style-name="Standard">
      <style:text-properties officeooo:rsid="0018c79f" officeooo:paragraph-rsid="0018c79f"/>
    </style:style>
    <style:style style:name="P4" style:family="paragraph" style:parent-style-name="Standard">
      <style:text-properties officeooo:rsid="0018c79f" officeooo:paragraph-rsid="001aaf79"/>
    </style:style>
    <style:style style:name="P5" style:family="paragraph" style:parent-style-name="Standard">
      <style:text-properties officeooo:rsid="0018c79f" officeooo:paragraph-rsid="001e17bd"/>
    </style:style>
    <style:style style:name="P6" style:family="paragraph" style:parent-style-name="Standard">
      <style:text-properties officeooo:rsid="001aaf79" officeooo:paragraph-rsid="001aaf79"/>
    </style:style>
    <style:style style:name="P7" style:family="paragraph" style:parent-style-name="Standard">
      <style:text-properties officeooo:rsid="001c4f75" officeooo:paragraph-rsid="001c4f75"/>
    </style:style>
    <style:style style:name="P8" style:family="paragraph" style:parent-style-name="Standard">
      <style:text-properties officeooo:rsid="001e17bd" officeooo:paragraph-rsid="001e17bd"/>
    </style:style>
    <style:style style:name="P9" style:family="paragraph" style:parent-style-name="Standard">
      <style:text-properties officeooo:rsid="001e840c" officeooo:paragraph-rsid="001e840c"/>
    </style:style>
    <style:style style:name="T1" style:family="text">
      <style:text-properties officeooo:rsid="0018c79f"/>
    </style:style>
    <style:style style:name="T2" style:family="text">
      <style:text-properties officeooo:rsid="001a8309"/>
    </style:style>
    <style:style style:name="T3" style:family="text">
      <style:text-properties officeooo:rsid="001aaf79"/>
    </style:style>
    <style:style style:name="T4" style:family="text">
      <style:text-properties officeooo:rsid="001c4f75"/>
    </style:style>
    <style:style style:name="T5" style:family="text">
      <style:text-properties officeooo:rsid="001daf87"/>
    </style:style>
    <style:style style:name="T6" style:family="text">
      <style:text-properties officeooo:rsid="001e17bd"/>
    </style:style>
    <style:style style:name="T7" style:family="text">
      <style:text-properties officeooo:rsid="001e84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Entangled Functions</text:p>
      <text:p text:style-name="P2">by Sven Nilsen, 201<text:span text:style-name="T7">8</text:span></text:p>
      <text:p text:style-name="P1"/>
      <text:p text:style-name="P1">An entangled function is one that depends on more than one of the same variable for multiple inputs. All entangled functions can be rewritten as a function of fewer variables. Disentangled functions can not be rewritten <text:span text:style-name="T1">as a function of fewer variables.</text:span></text:p>
      <text:p text:style-name="P1"/>
      <text:p text:style-name="P1">For example:</text:p>
      <text:p text:style-name="P1"/>
      <text:p text:style-name="P1"><text:tab/><text:span text:style-name="T2">( \(a) = </text:span>mul(a, a) <text:span text:style-name="T2">)</text:span> <text:span text:style-name="T2">&lt;</text:span>=<text:span text:style-name="T2">&gt;</text:span> <text:span text:style-name="T2">( \(a) = </text:span>pow(a, 2) <text:span text:style-name="T2">) &lt;=&gt; (pow 2)</text:span></text:p>
      <text:p text:style-name="P4"/>
      <text:p text:style-name="P6">In asymmetric path semantical notation using cross argument domain constraint, then picking the first argument and erasing the second <text:span text:style-name="T4">with the `unit` function</text:span>:</text:p>
      <text:p text:style-name="P4"/>
      <text:p text:style-name="P4"><text:tab/><text:span text:style-name="T3">mul{(=)}[fst ⨯ unit → id] &lt;=&gt; (pow 2)</text:span></text:p>
      <text:p text:style-name="P4"/>
      <text:p text:style-name="P7">It is easier to use normal equation <text:span text:style-name="T5">form</text:span> (notice that is an entangled function itself):</text:p>
      <text:p text:style-name="P7"/>
      <text:p text:style-name="P7"><text:tab/>mul(a, a) = pow(a, 2)</text:p>
      <text:p text:style-name="P3"/>
      <text:p text:style-name="P3">What makes entangled function interesting is that they change function identity. <text:span text:style-name="T4">Like all domain constraint, when input is filtered, the path semantical statements that are true about the function changes, and therefore the identity of the function changes too.</text:span></text:p>
      <text:p text:style-name="P3"/>
      <text:p text:style-name="P3"><text:tab/>mul(a, -a) = -pow(a, 2)</text:p>
      <text:p text:style-name="P3"><text:tab/>mul(a, 1/a) = if a == 0 {±∞} else {1}<text:tab/><text:span text:style-name="T4">(projective reals)</text:span></text:p>
      <text:p text:style-name="P3"/>
      <text:p text:style-name="P7"><text:span text:style-name="T5">In deterministic path semantics, i</text:span>t is not possible to create a gradual transition from <text:span text:style-name="T5">a disentangled function to an entangled function. The arguments either share information, or they do not. Here is an entangled function that share a tribit:</text:span></text:p>
      <text:p text:style-name="P3"/>
      <text:p text:style-name="P3"><text:tab/><text:span text:style-name="T3">mul(a, sign(a) · abs(b)) = abs(mul(a, b))</text:span></text:p>
      <text:p text:style-name="P3"/>
      <text:p text:style-name="P8">It is not the case that no disentangled function can be written as an expression of shared variables. <text:span text:style-name="T7">For example, the following seemingly entangled function at first sight is actually a disentangled function: </text:span></text:p>
      <text:p text:style-name="P3"/>
      <text:p text:style-name="P3"><text:tab/><text:span text:style-name="T5">and(a, or(not(a), b)) = and(a, b)</text:span></text:p>
      <text:p text:style-name="P3"/>
      <text:p text:style-name="P9">Sometimes more than one variable is erased by the constraint:</text:p>
      <text:p text:style-name="P3"/>
      <text:p text:style-name="P3"><text:tab/><text:span text:style-name="T5">and(a, and(not(a), b)) = false</text:span>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7T07:19:05.667364000</meta:creation-date>
    <dc:date>2018-01-17T08:42:39.256811000</dc:date>
    <meta:editing-duration>PT1M34S</meta:editing-duration>
    <meta:editing-cycles>1</meta:editing-cycles>
    <meta:document-statistic meta:table-count="0" meta:image-count="0" meta:object-count="0" meta:page-count="1" meta:paragraph-count="18" meta:word-count="273" meta:character-count="1632" meta:non-whitespace-character-count="1368"/>
    <meta:generator>LibreOffice/5.1.2.2$MacOSX_X86_64 LibreOffice_project/d3bf12ecb743fc0d20e0be0c58ca359301eb705f</meta:generator>
  </office:meta>
</office:document-meta>
</file>